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text-shadow="1pt 1pt" fo:font-weight="normal" style:font-name-asian="Segoe UI2" style:font-size-asian="10pt" style:font-weight-asian="normal" style:font-name-complex="Segoe UI2" style:font-size-complex="10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524cm" svg:y="0.254cm">
          <draw:text-box>
            <text:p text:style-name="P1"><text:span text:style-name="T1">Epistle Reading</text:span></text:p>
            <text:p text:style-name="P1"><text:span text:style-name="T2">Philippians 2:5–1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4cm" svg:height="9.269cm" svg:x="1.524cm" svg:y="0.254cm">
          <draw:text-box>
            <text:p text:style-name="P4"><text:span text:style-name="T3">5</text:span><text:span text:style-name="T4"> </text:span><text:span text:style-name="T5">Have this mind among yourselves, which is yours in Christ Jesus, </text:span><text:span text:style-name="T3">6</text:span><text:span text:style-name="T4"> </text:span><text:span text:style-name="T5">who, though he was in the form of God, did not count equality with God a thing to be grasped, </text:span><text:span text:style-name="T3">7</text:span><text:span text:style-name="T4"> </text:span><text:span text:style-name="T5">but made himself nothing, taking the form of a servant, being born in the likeness of 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4cm" svg:height="7.766cm" svg:x="1.524cm" svg:y="0.254cm">
          <draw:text-box>
            <text:p text:style-name="P6"><text:span text:style-name="T3">8</text:span><text:span text:style-name="T4"> </text:span><text:span text:style-name="T5">And being found in human form, he humbled himself by becoming obedient to the point of death, even death on a cross. </text:span><text:span text:style-name="T3">9</text:span><text:span text:style-name="T4"> </text:span><text:span text:style-name="T5">Therefore God has highly exalted him and bestowed on him the name that is above every na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4cm" svg:height="6.604cm" svg:x="1.524cm" svg:y="0.254cm">
          <draw:text-box>
            <text:p text:style-name="P6"><text:span text:style-name="T3">10</text:span><text:span text:style-name="T4"> </text:span><text:span text:style-name="T5">so that at the name of Jesus every knee should bow, in heaven and on earth and under the earth, </text:span><text:span text:style-name="T3">11</text:span><text:span text:style-name="T4"> </text:span><text:span text:style-name="T5">and every tongue confess that Jesus Christ is Lord, to the glory of God the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20:12:09.429000000</meta:creation-date>
    <dc:title>Hymn template</dc:title>
    <meta:editing-duration>PT9M31S</meta:editing-duration>
    <meta:editing-cycles>3</meta:editing-cycles>
    <meta:generator>LibreOffice/5.0.5.2$Windows_x86 LibreOffice_project/55b006a02d247b5f7215fc6ea0fde844b30035b3</meta:generator>
    <meta:initial-creator>Arthur Hoch</meta:initial-creator>
    <dc:date>2016-03-18T20:05:34.033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3-26T20:12:09.148000000"/>
  </office:meta>
</office:document-meta>
</file>